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7" style:family="paragraph" style:parent-style-name="Standard"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AA </text:p>
      <text:p text:style-name="P2">Company Registration No. BBB </text:p>
      <text:p text:style-name="P2"><text:s/>(Incorporated in the Republic of Singapore) </text:p>
      <text:p text:style-name="P9">(the “Company”)</text:p>
      <text:p text:style-name="P1"/>
      <text:p text:style-name="P1"/>
      <text:p text:style-name="P5">MINUTES OF THE FIRST ANNUAL GENERAL MEETING </text:p>
      <text:p text:style-name="P1"/>
      <text:p text:style-name="P1"/>
      <text:p text:style-name="P1">Date and Time<text:tab/> <text:s text:c="3"/>:<text:tab/> <text:s text:c="49"/>at 3.00 pm </text:p>
      <text:p text:style-name="P1"/>
      <text:p text:style-name="P1">Venue<text:tab/><text:tab/> <text:s text:c="3"/>: <text:s/>Add-1 Add-2 Add-3 Add-4 <text:s text:c="33"/></text:p>
      <text:p text:style-name="P1"/>
      <text:p text:style-name="P1">Present<text:tab/><text:tab/> <text:s text:c="3"/>: As per Attendance List </text:p>
      <text:p text:style-name="P6"/>
      <text:p text:style-name="P1"/>
      <text:p text:style-name="P1"/>
      <text:p text:style-name="P3">CHAIRMAN </text:p>
      <text:p text:style-name="P1"><text:span text:style-name="T1">CCC</text:span> presided the meeting as Chairman. </text:p>
      <text:p text:style-name="P1"/>
      <text:p text:style-name="P1"/>
      <text:p text:style-name="P1">The following resolutions were passed and it was unanimously resolved : </text:p>
      <text:p text:style-name="P1"/>
      <text:p text:style-name="P1"/>
      <text:p text:style-name="P3">NOTICE OF MEETING </text:p>
      <text:p text:style-name="P1"><text:s/>“That the formality of issuing two weeks’ notice to call this meeting be and hereby waived." </text:p>
      <text:p text:style-name="P1"/>
      <text:p text:style-name="P1"/>
      <text:p text:style-name="P3">DIRECTOR’S REPORT AND UNAUDITED FINANCIAL STATEMENTS </text:p>
      <text:p text:style-name="P1">“That the Director’s Report together with the unaudited Financial Statements for the financial period from <text:span text:style-name="T1">D1M1YYY1</text:span> to <text:span text:style-name="T1">DDMMYYYY</text:span> thereon, be and are hereby considered and adopted.” </text:p>
      <text:p text:style-name="P1"/>
      <text:p text:style-name="P1"><text:s/></text:p>
      <text:p text:style-name="P1"/>
      <text:p text:style-name="P3">DIRECTOR’S REMUNERATION </text:p>
      <text:p text:style-name="P1">“That no Director’s remuneration be payable for the financial period from <text:span text:style-name="T1">D1M1YYY1</text:span> to </text:p>
      <text:p text:style-name="P1"><text:span text:style-name="T1">DDMMYYYY</text:span>.” </text:p>
      <text:p text:style-name="P1"/>
      <text:p text:style-name="P1"/>
      <text:p text:style-name="P3">RE‑ELECTION OF DIRECTOR </text:p>
      <text:p text:style-name="P1">“That <text:span text:style-name="T1">CCC &amp; DDD</text:span>, retiring pursuant to Article 63 of the Articles of Association of the Company and being eligible for re-election, be and is hereby re-elected as the Director of the Company.” </text:p>
      <text:p text:style-name="P1"/>
      <text:p text:style-name="P1"/>
      <text:p text:style-name="P1"><text:span text:style-name="T2">CONCLUSION</text:span> </text:p>
      <text:p text:style-name="P1">There being no other business, the meeting terminated with a vote of thanks to the Chairman. </text:p>
      <text:p text:style-name="P1"/>
      <text:p text:style-name="P1"/>
      <text:p text:style-name="P1">Certified As True Records of Minutes </text:p>
      <text:p text:style-name="P1"/>
      <text:p text:style-name="P1"/>
      <text:p text:style-name="P1"/>
      <text:p text:style-name="P1"/>
      <text:p text:style-name="P1">________________________________ </text:p>
      <text:p text:style-name="P1">CCC </text:p>
      <text:p text:style-name="P1">Chair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0:49</meta:creation-date>
    <dc:date>2015-11-01T20:41:11</dc:date>
    <dc:creator>phung11764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7" meta:word-count="186" meta:character-count="1316" meta:non-whitespace-character-count="1030"/>
  </office:meta>
</office:document-meta>
</file>